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98637" officeooo:paragraph-rsid="001b0232" style:font-size-asian="12pt" style:font-size-complex="12pt"/>
    </style:style>
    <style:style style:name="P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officeooo:paragraph-rsid="001b0232" style:font-size-asian="12pt" style:font-size-complex="12pt"/>
    </style:style>
    <style:style style:name="P3" style:family="paragraph" style:parent-style-name="Standard">
      <style:text-properties fo:font-size="12pt" fo:font-weight="bold" officeooo:rsid="00198637" officeooo:paragraph-rsid="001b0232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bold" officeooo:paragraph-rsid="001b0232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bold" officeooo:rsid="00246b18" officeooo:paragraph-rsid="00246b18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bold" officeooo:rsid="0025a781" officeooo:paragraph-rsid="0025a781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bold" officeooo:rsid="0025a781" officeooo:paragraph-rsid="0026570e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bold" officeooo:rsid="0026570e" officeooo:paragraph-rsid="0026570e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bold" officeooo:rsid="0028223e" officeooo:paragraph-rsid="0028223e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bold" officeooo:rsid="00292021" officeooo:paragraph-rsid="00292021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bold" officeooo:rsid="002a1502" officeooo:paragraph-rsid="002a1502" style:font-size-asian="12pt" style:font-weight-asian="bold" style:font-size-complex="12pt" style:font-weight-complex="bold"/>
    </style:style>
    <style:style style:name="P1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bold" officeooo:rsid="003057d3" officeooo:paragraph-rsid="003057d3" style:font-size-asian="12pt" style:font-weight-asian="bold" style:font-size-complex="12pt" style:font-weight-complex="bold"/>
    </style:style>
    <style:style style:name="P1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bold" officeooo:rsid="0033f708" officeooo:paragraph-rsid="0033f708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bold" officeooo:rsid="00376eda" officeooo:paragraph-rsid="00376eda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2a1502" officeooo:paragraph-rsid="002a1502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33fbd5" officeooo:paragraph-rsid="0033fbd5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33fbd5" officeooo:paragraph-rsid="00376eda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fo:font-weight="normal" officeooo:rsid="00376eda" officeooo:paragraph-rsid="00376eda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Liberation Serif" fo:font-size="12pt" fo:font-weight="bold" officeooo:paragraph-rsid="001b0232" style:font-size-asian="12pt" style:font-weight-asian="bold" style:font-size-complex="12pt" style:font-weight-complex="bold"/>
    </style:style>
    <style:style style:name="T1" style:family="text">
      <style:text-properties officeooo:rsid="00198637"/>
    </style:style>
    <style:style style:name="T2" style:family="text">
      <style:text-properties officeooo:rsid="001b0232"/>
    </style:style>
    <style:style style:name="T3" style:family="text">
      <style:text-properties fo:color="#0033b3" loext:opacity="100%" style:font-name="JetBrains Mono" fo:font-size="19pt" fo:font-style="normal" fo:font-weight="normal" style:font-size-asian="19pt" style:font-style-asian="normal" style:font-weight-asian="normal"/>
    </style:style>
    <style:style style:name="T4" style:family="text">
      <style:text-properties fo:color="#0033b3" loext:opacity="100%" style:font-name="JetBrains Mono" fo:font-size="19pt" fo:font-style="normal" style:font-size-asian="19pt" style:font-style-asian="normal"/>
    </style:style>
    <style:style style:name="T5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6" style:family="text">
      <style:text-properties fo:color="#0033b3" loext:opacity="100%" style:font-name="JetBrains Mono" fo:font-style="normal" fo:font-weight="normal" officeooo:rsid="00198637" style:font-style-asian="normal" style:font-weight-asian="normal"/>
    </style:style>
    <style:style style:name="T7" style:family="text">
      <style:text-properties fo:color="#0033b3" loext:opacity="100%" style:font-name="JetBrains Mono" fo:font-style="normal" fo:font-weight="normal" officeooo:rsid="001c28fe" style:font-style-asian="normal" style:font-weight-asian="normal"/>
    </style:style>
    <style:style style:name="T8" style:family="text">
      <style:text-properties fo:color="#0033b3" loext:opacity="100%" style:font-name="JetBrains Mono" fo:font-style="normal" fo:font-weight="normal" officeooo:rsid="00207bf9" style:font-style-asian="normal" style:font-weight-asian="normal"/>
    </style:style>
    <style:style style:name="T9" style:family="text">
      <style:text-properties fo:color="#0033b3" loext:opacity="100%" style:font-name="JetBrains Mono" fo:font-style="normal" style:font-style-asian="normal"/>
    </style:style>
    <style:style style:name="T10" style:family="text">
      <style:text-properties fo:color="#286d73" loext:opacity="100%" style:font-name="JetBrains Mono" fo:font-size="19pt" fo:font-style="normal" style:font-size-asian="19pt" style:font-style-asian="normal"/>
    </style:style>
    <style:style style:name="T11" style:family="text">
      <style:text-properties fo:color="#286d73" loext:opacity="100%" style:font-name="JetBrains Mono" fo:font-style="normal" fo:font-weight="normal" style:font-style-asian="normal" style:font-weight-asian="normal"/>
    </style:style>
    <style:style style:name="T12" style:family="text">
      <style:text-properties fo:color="#286d73" loext:opacity="100%" style:font-name="JetBrains Mono" fo:font-style="normal" fo:font-weight="normal" officeooo:rsid="00198637" style:font-style-asian="normal" style:font-weight-asian="normal"/>
    </style:style>
    <style:style style:name="T13" style:family="text">
      <style:text-properties fo:color="#286d73" loext:opacity="100%" style:font-name="JetBrains Mono" fo:font-style="normal" style:font-style-asian="normal"/>
    </style:style>
    <style:style style:name="T14" style:family="text">
      <style:text-properties fo:color="#080808" loext:opacity="100%" style:font-name="JetBrains Mono" fo:font-size="19pt" fo:font-style="normal" fo:font-weight="normal" style:font-size-asian="19pt" style:font-style-asian="normal" style:font-weight-asian="normal"/>
    </style:style>
    <style:style style:name="T15" style:family="text">
      <style:text-properties fo:color="#080808" loext:opacity="100%" style:font-name="JetBrains Mono" fo:font-size="19pt" fo:font-style="normal" style:font-size-asian="19pt" style:font-style-asian="normal"/>
    </style:style>
    <style:style style:name="T16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17" style:family="text">
      <style:text-properties fo:color="#080808" loext:opacity="100%" style:font-name="JetBrains Mono" fo:font-style="normal" fo:font-weight="normal" officeooo:rsid="00198637" style:font-style-asian="normal" style:font-weight-asian="normal"/>
    </style:style>
    <style:style style:name="T18" style:family="text">
      <style:text-properties fo:color="#080808" loext:opacity="100%" style:font-name="JetBrains Mono" fo:font-style="normal" fo:font-weight="normal" officeooo:rsid="00207bf9" style:font-style-asian="normal" style:font-weight-asian="normal"/>
    </style:style>
    <style:style style:name="T19" style:family="text">
      <style:text-properties fo:color="#080808" loext:opacity="100%" style:font-name="JetBrains Mono" fo:font-style="normal" fo:font-weight="normal" officeooo:rsid="0026570e" style:font-style-asian="normal" style:font-weight-asian="normal"/>
    </style:style>
    <style:style style:name="T20" style:family="text">
      <style:text-properties fo:color="#080808" loext:opacity="100%" style:font-name="JetBrains Mono" fo:font-style="normal" fo:font-weight="normal" officeooo:rsid="0026f79c" style:font-style-asian="normal" style:font-weight-asian="normal"/>
    </style:style>
    <style:style style:name="T21" style:family="text">
      <style:text-properties fo:color="#080808" loext:opacity="100%" style:font-name="JetBrains Mono" fo:font-style="normal" style:font-style-asian="normal"/>
    </style:style>
    <style:style style:name="T22" style:family="text">
      <style:text-properties fo:color="#080808" loext:opacity="100%" style:font-name="JetBrains Mono" fo:font-style="normal" officeooo:rsid="002c0bd9" style:font-style-asian="normal"/>
    </style:style>
    <style:style style:name="T23" style:family="text">
      <style:text-properties fo:color="#080808" loext:opacity="100%" style:font-name="JetBrains Mono" fo:font-style="normal" officeooo:rsid="002ecc15" style:font-style-asian="normal"/>
    </style:style>
    <style:style style:name="T24" style:family="text">
      <style:text-properties fo:color="#080808" loext:opacity="100%" style:font-name="JetBrains Mono" fo:font-style="normal" officeooo:rsid="003481a5" style:font-style-asian="normal"/>
    </style:style>
    <style:style style:name="T25" style:family="text">
      <style:text-properties fo:color="#080808" loext:opacity="100%" fo:font-style="normal" officeooo:rsid="00198637" style:font-style-asian="normal"/>
    </style:style>
    <style:style style:name="T26" style:family="text">
      <style:text-properties fo:color="#080808" loext:opacity="100%" fo:font-style="normal" officeooo:rsid="001c28fe" style:font-style-asian="normal"/>
    </style:style>
    <style:style style:name="T27" style:family="text">
      <style:text-properties fo:color="#080808" loext:opacity="100%" fo:font-style="normal" officeooo:rsid="001db1d7" style:font-style-asian="normal"/>
    </style:style>
    <style:style style:name="T28" style:family="text">
      <style:text-properties fo:color="#000000" loext:opacity="100%" style:font-name="JetBrains Mono" fo:font-size="19pt" fo:font-style="normal" fo:font-weight="normal" style:font-size-asian="19pt" style:font-style-asian="normal" style:font-weight-asian="normal"/>
    </style:style>
    <style:style style:name="T29" style:family="text">
      <style:text-properties fo:color="#000000" loext:opacity="100%" style:font-name="JetBrains Mono" fo:font-size="19pt" fo:font-style="normal" style:font-size-asian="19pt" style:font-style-asian="normal"/>
    </style:style>
    <style:style style:name="T30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31" style:family="text">
      <style:text-properties fo:color="#000000" loext:opacity="100%" style:font-name="JetBrains Mono" fo:font-style="normal" fo:font-weight="normal" officeooo:rsid="00198637" style:font-style-asian="normal" style:font-weight-asian="normal"/>
    </style:style>
    <style:style style:name="T32" style:family="text">
      <style:text-properties fo:color="#000000" loext:opacity="100%" style:font-name="JetBrains Mono" fo:font-style="normal" fo:font-weight="normal" officeooo:rsid="001c28fe" style:font-style-asian="normal" style:font-weight-asian="normal"/>
    </style:style>
    <style:style style:name="T33" style:family="text">
      <style:text-properties fo:color="#000000" loext:opacity="100%" style:font-name="JetBrains Mono" fo:font-style="normal" fo:font-weight="normal" officeooo:rsid="0026570e" style:font-style-asian="normal" style:font-weight-asian="normal"/>
    </style:style>
    <style:style style:name="T34" style:family="text">
      <style:text-properties fo:color="#000000" loext:opacity="100%" style:font-name="JetBrains Mono" fo:font-style="normal" style:font-style-asian="normal"/>
    </style:style>
    <style:style style:name="T35" style:family="text">
      <style:text-properties fo:color="#805900" loext:opacity="100%" style:font-name="JetBrains Mono" fo:font-size="19pt" fo:font-style="normal" fo:font-weight="normal" style:font-size-asian="19pt" style:font-style-asian="normal" style:font-weight-asian="normal"/>
    </style:style>
    <style:style style:name="T36" style:family="text">
      <style:text-properties fo:color="#805900" loext:opacity="100%" style:font-name="JetBrains Mono" fo:font-size="19pt" fo:font-style="normal" style:font-size-asian="19pt" style:font-style-asian="normal"/>
    </style:style>
    <style:style style:name="T37" style:family="text">
      <style:text-properties fo:color="#805900" loext:opacity="100%" style:font-name="JetBrains Mono" fo:font-style="normal" fo:font-weight="normal" style:font-style-asian="normal" style:font-weight-asian="normal"/>
    </style:style>
    <style:style style:name="T38" style:family="text">
      <style:text-properties fo:color="#805900" loext:opacity="100%" style:font-name="JetBrains Mono" fo:font-style="normal" fo:font-weight="normal" officeooo:rsid="00198637" style:font-style-asian="normal" style:font-weight-asian="normal"/>
    </style:style>
    <style:style style:name="T39" style:family="text">
      <style:text-properties fo:color="#805900" loext:opacity="100%" style:font-name="JetBrains Mono" fo:font-style="normal" style:font-style-asian="normal"/>
    </style:style>
    <style:style style:name="T40" style:family="text">
      <style:text-properties fo:color="#36666b" loext:opacity="100%" style:font-name="JetBrains Mono" fo:font-size="19pt" fo:font-style="normal" fo:font-weight="normal" style:font-size-asian="19pt" style:font-style-asian="normal" style:font-weight-asian="normal"/>
    </style:style>
    <style:style style:name="T41" style:family="text">
      <style:text-properties fo:color="#36666b" loext:opacity="100%" style:font-name="JetBrains Mono" fo:font-size="19pt" fo:font-style="normal" style:font-size-asian="19pt" style:font-style-asian="normal"/>
    </style:style>
    <style:style style:name="T42" style:family="text">
      <style:text-properties fo:color="#36666b" loext:opacity="100%" style:font-name="JetBrains Mono" fo:font-style="normal" fo:font-weight="normal" style:font-style-asian="normal" style:font-weight-asian="normal"/>
    </style:style>
    <style:style style:name="T43" style:family="text">
      <style:text-properties fo:color="#36666b" loext:opacity="100%" style:font-name="JetBrains Mono" fo:font-style="normal" fo:font-weight="normal" officeooo:rsid="00198637" style:font-style-asian="normal" style:font-weight-asian="normal"/>
    </style:style>
    <style:style style:name="T44" style:family="text">
      <style:text-properties fo:color="#36666b" loext:opacity="100%" style:font-name="JetBrains Mono" fo:font-style="normal" style:font-style-asian="normal"/>
    </style:style>
    <style:style style:name="T45" style:family="text">
      <style:text-properties fo:color="#067d17" loext:opacity="100%" style:font-name="JetBrains Mono" fo:font-size="19pt" fo:font-style="normal" fo:font-weight="normal" style:font-size-asian="19pt" style:font-style-asian="normal" style:font-weight-asian="normal"/>
    </style:style>
    <style:style style:name="T46" style:family="text">
      <style:text-properties fo:color="#067d17" loext:opacity="100%" style:font-name="JetBrains Mono" fo:font-style="normal" fo:font-weight="normal" style:font-style-asian="normal" style:font-weight-asian="normal"/>
    </style:style>
    <style:style style:name="T47" style:family="text">
      <style:text-properties fo:color="#067d17" loext:opacity="100%" style:font-name="JetBrains Mono" fo:font-style="normal" fo:font-weight="normal" officeooo:rsid="00198637" style:font-style-asian="normal" style:font-weight-asian="normal"/>
    </style:style>
    <style:style style:name="T48" style:family="text">
      <style:text-properties fo:color="#1750eb" loext:opacity="100%" style:font-name="JetBrains Mono" fo:font-size="19pt" fo:font-style="normal" style:font-size-asian="19pt" style:font-style-asian="normal"/>
    </style:style>
    <style:style style:name="T49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50" style:family="text">
      <style:text-properties fo:color="#1750eb" loext:opacity="100%" style:font-name="JetBrains Mono" fo:font-style="normal" fo:font-weight="normal" officeooo:rsid="00198637" style:font-style-asian="normal" style:font-weight-asian="normal"/>
    </style:style>
    <style:style style:name="T51" style:family="text">
      <style:text-properties fo:color="#1750eb" loext:opacity="100%" style:font-name="JetBrains Mono" fo:font-style="normal" style:font-style-asian="normal"/>
    </style:style>
    <style:style style:name="T52" style:family="text">
      <style:text-properties fo:color="#8c8c8c" loext:opacity="100%" style:font-name="JetBrains Mono" fo:font-style="italic" fo:font-weight="normal" style:font-style-asian="italic" style:font-weight-asian="normal"/>
    </style:style>
    <style:style style:name="T53" style:family="text">
      <style:text-properties fo:color="#00627a" loext:opacity="100%" style:font-name="JetBrains Mono" fo:font-size="19pt" fo:font-style="normal" style:font-size-asian="19pt" style:font-style-asian="normal"/>
    </style:style>
    <style:style style:name="T54" style:family="text">
      <style:text-properties fo:color="#00627a" loext:opacity="100%" style:font-name="JetBrains Mono" fo:font-style="normal" style:font-style-asian="normal"/>
    </style:style>
    <style:style style:name="T55" style:family="text">
      <style:text-properties fo:color="#008a91" loext:opacity="100%" style:font-name="JetBrains Mono" fo:font-size="19pt" fo:font-style="normal" style:font-size-asian="19pt" style:font-style-asian="normal"/>
    </style:style>
    <style:style style:name="T56" style:family="text">
      <style:text-properties fo:color="#008a91" loext:opacity="100%" style:font-name="JetBrains Mono" fo:font-style="normal" style:font-style-asian="normal"/>
    </style:style>
    <style:style style:name="T57" style:family="text">
      <style:text-properties fo:color="#336ecc" loext:opacity="100%" style:font-name="JetBrains Mono" fo:font-size="19pt" fo:font-style="normal" style:font-size-asian="19pt" style:font-style-asian="normal"/>
    </style:style>
    <style:style style:name="T58" style:family="text">
      <style:text-properties fo:color="#336ecc" loext:opacity="100%" style:font-name="JetBrains Mono" fo:font-style="normal" style:font-style-asian="normal"/>
    </style:style>
    <style:style style:name="T59" style:family="text">
      <style:text-properties fo:color="#871094" loext:opacity="100%" style:font-name="JetBrains Mono" fo:font-size="19pt" fo:font-style="normal" style:font-size-asian="19pt" style:font-style-asian="normal"/>
    </style:style>
    <style:style style:name="T60" style:family="text">
      <style:text-properties fo:color="#871094" loext:opacity="100%" style:font-name="JetBrains Mono" fo:font-style="normal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In function arrays are passed with reference so if we change something in the array the change will be also effected outside the function</text:p>
      <text:p text:style-name="P1">//<text:span text:style-name="T2">Simple function example</text:span></text:p>
      <text:p text:style-name="P2"><text:span text:style-name="T6">func </text:span><text:span text:style-name="T12">average</text:span><text:span text:style-name="T17">(</text:span><text:span text:style-name="T31">xs </text:span><text:span text:style-name="T17">[]</text:span><text:span text:style-name="T6">float64</text:span><text:span text:style-name="T17">) </text:span><text:span text:style-name="T6">float64 </text:span><text:span text:style-name="T17">{</text:span><text:span text:style-name="T1"><text:line-break/></text:span><text:span text:style-name="T17"><text:tab/></text:span><text:span text:style-name="T38">fmt</text:span><text:span text:style-name="T17">.</text:span><text:span text:style-name="T43">Println</text:span><text:span text:style-name="T17">(</text:span><text:span text:style-name="T47">"Nothing to do"</text:span><text:span text:style-name="T17">)</text:span><text:span text:style-name="T1"><text:line-break/></text:span><text:span text:style-name="T17"><text:tab/></text:span><text:span text:style-name="T31">xs</text:span><text:span text:style-name="T17">[</text:span><text:span text:style-name="T50">0</text:span><text:span text:style-name="T17">] = </text:span><text:span text:style-name="T50">5</text:span><text:span text:style-name="T1"><text:line-break/></text:span><text:span text:style-name="T50"><text:tab/></text:span><text:span text:style-name="T6">return </text:span><text:span text:style-name="T50">0</text:span><text:span text:style-name="T1"><text:line-break/></text:span><text:span text:style-name="T17">}</text:span></text:p>
      <text:p text:style-name="P19"><text:span text:style-name="T25">*</text:span><text:span text:style-name="T26">Functions are built up in a “stack”</text:span></text:p>
      <text:p text:style-name="P19"><text:span text:style-name="T26">//</text:span><text:span text:style-name="T27">Below this function return multiple values</text:span></text:p>
      <text:p text:style-name="P4"><text:span text:style-name="T7">func </text:span><text:span text:style-name="T11">f</text:span><text:span text:style-name="T16">() (</text:span><text:span text:style-name="T5">int</text:span><text:span text:style-name="T16">, </text:span><text:span text:style-name="T5">int</text:span><text:span text:style-name="T16">) {</text:span><text:line-break/><text:span text:style-name="T16"><text:tab/></text:span><text:span text:style-name="T5">return </text:span><text:span text:style-name="T49">5</text:span><text:span text:style-name="T16">, </text:span><text:span text:style-name="T49">6</text:span><text:line-break/><text:span text:style-name="T16">}</text:span></text:p>
      <text:p text:style-name="P4"><text:span text:style-name="T32">x</text:span><text:span text:style-name="T16">, </text:span><text:span text:style-name="T30">y </text:span><text:span text:style-name="T16">:= </text:span><text:span text:style-name="T42">f</text:span><text:span text:style-name="T16">()</text:span></text:p>
      <text:p text:style-name="P4"><text:span text:style-name="T16"/></text:p>
      <text:p text:style-name="P4"><text:span text:style-name="T16">//</text:span><text:span text:style-name="T18">Below is an example of variadic function which take multiple value for last parameter</text:span></text:p>
      <text:p text:style-name="P4"><text:span text:style-name="T8">func </text:span><text:span text:style-name="T11">add</text:span><text:span text:style-name="T16">(</text:span><text:span text:style-name="T30">x </text:span><text:span text:style-name="T16">...</text:span><text:span text:style-name="T5">int</text:span><text:span text:style-name="T16">) </text:span><text:span text:style-name="T5">int </text:span><text:span text:style-name="T16">{</text:span><text:line-break/><text:span text:style-name="T16"><text:tab/></text:span><text:span text:style-name="T30">total </text:span><text:span text:style-name="T16">:= </text:span><text:span text:style-name="T49">0</text:span><text:line-break/><text:span text:style-name="T49"><text:tab/></text:span><text:span text:style-name="T5">for </text:span><text:span text:style-name="T30">_</text:span><text:span text:style-name="T16">, </text:span><text:span text:style-name="T30">v </text:span><text:span text:style-name="T16">:= </text:span><text:span text:style-name="T5">range </text:span><text:span text:style-name="T30">x </text:span><text:span text:style-name="T16">{</text:span><text:line-break/><text:span text:style-name="T16"><text:tab/><text:tab/></text:span><text:span text:style-name="T30">total </text:span><text:span text:style-name="T16">+= </text:span><text:span text:style-name="T30">v</text:span><text:line-break/><text:span text:style-name="T30"><text:tab/></text:span><text:span text:style-name="T16">}</text:span><text:line-break/><text:span text:style-name="T16"><text:tab/></text:span><text:span text:style-name="T5">return </text:span><text:span text:style-name="T30">total</text:span><text:line-break/><text:span text:style-name="T16">}</text:span></text:p>
      <text:p text:style-name="P5"><text:span text:style-name="T16">//use like this </text:span></text:p>
      <text:p text:style-name="P5"><text:span text:style-name="T16">add(1,2,3)</text:span></text:p>
      <text:p text:style-name="P5"><text:span text:style-name="T16">//or like this</text:span></text:p>
      <text:p text:style-name="P5"><text:span text:style-name="T30">brr </text:span><text:span text:style-name="T16">:= []</text:span><text:span text:style-name="T5">int</text:span><text:span text:style-name="T16">{</text:span><text:span text:style-name="T49">1</text:span><text:span text:style-name="T16">, </text:span><text:span text:style-name="T49">2</text:span><text:span text:style-name="T16">, </text:span><text:span text:style-name="T49">3</text:span><text:span text:style-name="T16">}</text:span><text:line-break/><text:span text:style-name="T37">fmt</text:span><text:span text:style-name="T16">.</text:span><text:span text:style-name="T42">Println</text:span><text:span text:style-name="T16">(</text:span><text:span text:style-name="T42">add</text:span><text:span text:style-name="T16">(</text:span><text:span text:style-name="T30">brr</text:span><text:span text:style-name="T16">[</text:span><text:span text:style-name="T49">0</text:span><text:span text:style-name="T16">:</text:span><text:span text:style-name="T49">1</text:span><text:span text:style-name="T16">]...))</text:span></text:p>
      <text:p text:style-name="P5"><text:span text:style-name="T16"/></text:p>
      <text:p text:style-name="P6"><text:span text:style-name="T16">Closure function:</text:span></text:p>
      <text:p text:style-name="P8"><text:span text:style-name="T16">a:=0</text:span></text:p>
      <text:p text:style-name="P7"><text:span text:style-name="T33">increment</text:span><text:span text:style-name="T30"> </text:span><text:span text:style-name="T16">:= </text:span><text:span text:style-name="T5">func</text:span><text:span text:style-name="T16">() </text:span><text:span text:style-name="T5">int </text:span><text:span text:style-name="T16">{</text:span></text:p>
      <text:p text:style-name="P7"><text:span text:style-name="T19"><text:tab/>a++</text:span><text:line-break/><text:span text:style-name="T16"><text:tab/></text:span><text:span text:style-name="T5">return </text:span><text:span text:style-name="T30">a </text:span><text:line-break/><text:span text:style-name="T16">}</text:span><text:line-break/><text:span text:style-name="T37">fmt</text:span><text:span text:style-name="T16">.</text:span><text:span text:style-name="T42">Println</text:span><text:span text:style-name="T16">(</text:span><text:span text:style-name="T33">increment</text:span><text:span text:style-name="T16">())</text:span></text:p>
      <text:p text:style-name="P7"><text:span text:style-name="T16"/></text:p>
      <text:p text:style-name="P7"><text:span text:style-name="T16">//</text:span><text:span text:style-name="T20">Here this is a special use of closure</text:span></text:p>
      <text:p text:style-name="P7"><text:span text:style-name="T5">func </text:span><text:span text:style-name="T11">makeEvenGenerator</text:span><text:span text:style-name="T16">() </text:span><text:span text:style-name="T5">func</text:span><text:span text:style-name="T16">() </text:span><text:span text:style-name="T5">int </text:span><text:span text:style-name="T16">{</text:span><text:line-break/><text:span text:style-name="T16"><text:tab/></text:span><text:span text:style-name="T30">i </text:span><text:span text:style-name="T16">:= </text:span><text:span text:style-name="T49">0</text:span><text:line-break/><text:span text:style-name="T49"><text:tab/></text:span><text:span text:style-name="T5">return func</text:span><text:span text:style-name="T16">() (</text:span><text:span text:style-name="T30">ret </text:span><text:span text:style-name="T5">int</text:span><text:span text:style-name="T16">) {</text:span><text:line-break/><text:span text:style-name="T16"><text:tab/><text:tab/></text:span><text:span text:style-name="T30">ret </text:span><text:span text:style-name="T16">= </text:span><text:span text:style-name="T30">i</text:span><text:line-break/><text:span text:style-name="T30"><text:tab/><text:tab/>i </text:span><text:span text:style-name="T16">+= </text:span><text:span text:style-name="T49">2</text:span><text:line-break/><text:span text:style-name="T49"><text:tab/><text:tab/></text:span><text:span text:style-name="T5">return</text:span><text:line-break/><text:span text:style-name="T5"><text:tab/></text:span><text:span text:style-name="T16">}</text:span><text:line-break/><text:span text:style-name="T16">}</text:span></text:p>
      <text:p text:style-name="P7"><text:span text:style-name="T30">nextEven </text:span><text:span text:style-name="T16">:= </text:span><text:span text:style-name="T42">makeEvenGenerator</text:span><text:span text:style-name="T16">()</text:span><text:line-break/><text:span text:style-name="T37">fmt</text:span><text:span text:style-name="T16">.</text:span><text:span text:style-name="T42">Println</text:span><text:span text:style-name="T16">(</text:span><text:span text:style-name="T30">nextEven</text:span><text:span text:style-name="T16">()) </text:span><text:span text:style-name="T52">//0</text:span><text:line-break/><text:span text:style-name="T37">fmt</text:span><text:span text:style-name="T16">.</text:span><text:span text:style-name="T42">Println</text:span><text:span text:style-name="T16">(</text:span><text:span text:style-name="T30">nextEven</text:span><text:span text:style-name="T16">()) </text:span><text:span text:style-name="T52">//2</text:span></text:p>
      <text:p text:style-name="P9"><text:soft-page-break/><text:span text:style-name="T16">makeEvenGenerator returns a function which generates even numbers. Each time it's called it adds 2 to the local i variable which – unlike normal local variables – persists between calls.</text:span></text:p>
      <text:p text:style-name="P9"><text:span text:style-name="T16"/></text:p>
      <text:p text:style-name="P10"><text:span text:style-name="T21">Defer:</text:span></text:p>
      <text:p text:style-name="P15"><text:span text:style-name="T21">When we use defer before a function it is called at the last </text:span><text:span text:style-name="T22">of the function in which we are using defer. </text:span><text:span text:style-name="T23">Defer is usually used when we need to free resources or close file at the end.</text:span></text:p>
      <text:p text:style-name="P7"><text:span text:style-name="T5">func </text:span><text:span text:style-name="T11">first</text:span><text:span text:style-name="T16">() {</text:span><text:line-break/><text:span text:style-name="T16"><text:tab/></text:span><text:span text:style-name="T37">fmt</text:span><text:span text:style-name="T16">.</text:span><text:span text:style-name="T42">Println</text:span><text:span text:style-name="T16">(</text:span><text:span text:style-name="T46">"First"</text:span><text:span text:style-name="T16">)</text:span><text:line-break/><text:span text:style-name="T16">}</text:span><text:line-break/><text:span text:style-name="T5">func </text:span><text:span text:style-name="T11">second</text:span><text:span text:style-name="T16">() {</text:span><text:line-break/><text:span text:style-name="T16"><text:tab/></text:span><text:span text:style-name="T37">fmt</text:span><text:span text:style-name="T16">.</text:span><text:span text:style-name="T42">Println</text:span><text:span text:style-name="T16">(</text:span><text:span text:style-name="T46">"Second"</text:span><text:span text:style-name="T16">)</text:span><text:line-break/><text:span text:style-name="T16">}</text:span><text:line-break/><text:span text:style-name="T5">func </text:span><text:span text:style-name="T11">third</text:span><text:span text:style-name="T16">() {</text:span><text:line-break/><text:span text:style-name="T16"><text:tab/></text:span><text:span text:style-name="T37">fmt</text:span><text:span text:style-name="T16">.</text:span><text:span text:style-name="T42">Println</text:span><text:span text:style-name="T16">(</text:span><text:span text:style-name="T46">"Third"</text:span><text:span text:style-name="T16">)</text:span><text:line-break/><text:span text:style-name="T16">}</text:span></text:p>
      <text:p text:style-name="P7"><text:span text:style-name="T5">defer </text:span><text:span text:style-name="T42">first</text:span><text:span text:style-name="T16">()</text:span><text:line-break/><text:span text:style-name="T42">third</text:span><text:span text:style-name="T16">()</text:span><text:line-break/><text:span text:style-name="T5">defer </text:span><text:span text:style-name="T42">second</text:span><text:span text:style-name="T16">()</text:span></text:p>
      <text:p text:style-name="P11"><text:span text:style-name="T16">The output will be:</text:span></text:p>
      <text:p text:style-name="P15"><text:span text:style-name="T21">Third</text:span></text:p>
      <text:p text:style-name="P15"><text:span text:style-name="T21">Second</text:span></text:p>
      <text:p text:style-name="P15"><text:span text:style-name="T21">First</text:span></text:p>
      <text:p text:style-name="P15"><text:span text:style-name="T21"/></text:p>
      <text:p text:style-name="P12"><text:span text:style-name="T21">Panic &amp; Recover:</text:span></text:p>
      <text:p text:style-name="P13"><text:span text:style-name="T16">Recover function get the value passed by panic function. So, here is an example that shows how can we use panic and recover together</text:span></text:p>
      <text:p text:style-name="P13"><text:span text:style-name="T5">defer func</text:span><text:span text:style-name="T16">() {</text:span><text:line-break/><text:span text:style-name="T16"><text:tab/></text:span><text:span text:style-name="T30">str </text:span><text:span text:style-name="T16">:= </text:span><text:span text:style-name="T5">recover</text:span><text:span text:style-name="T16">()</text:span><text:line-break/><text:span text:style-name="T16"><text:tab/></text:span><text:span text:style-name="T37">fmt</text:span><text:span text:style-name="T16">.</text:span><text:span text:style-name="T42">Println</text:span><text:span text:style-name="T16">(</text:span><text:span text:style-name="T30">str</text:span><text:span text:style-name="T16">)</text:span><text:line-break/><text:span text:style-name="T16">}()</text:span><text:line-break/><text:span text:style-name="T5">panic</text:span><text:span text:style-name="T16">(</text:span><text:span text:style-name="T46">"Onek PanicxD"</text:span><text:span text:style-name="T16">)</text:span></text:p>
      <text:p text:style-name="P13"><text:span text:style-name="T16"/></text:p>
      <text:p text:style-name="P14"><text:span text:style-name="T34">Method:</text:span></text:p>
      <text:p text:style-name="P18"><text:span text:style-name="T9">type </text:span><text:span text:style-name="T34">Circle </text:span><text:span text:style-name="T9">struct </text:span><text:span text:style-name="T21">{</text:span><text:line-break/><text:span text:style-name="T21"><text:tab/></text:span><text:span text:style-name="T34">x</text:span><text:span text:style-name="T21">, </text:span><text:span text:style-name="T34">y</text:span><text:span text:style-name="T21">, </text:span><text:span text:style-name="T34">r </text:span><text:span text:style-name="T9">float64</text:span><text:line-break/><text:span text:style-name="T21">}</text:span><text:line-break/><text:line-break/><text:span text:style-name="T9">func </text:span><text:span text:style-name="T21">(</text:span><text:span text:style-name="T56">cir </text:span><text:span text:style-name="T21">*</text:span><text:span text:style-name="T58">Circle</text:span><text:span text:style-name="T21">) </text:span><text:span text:style-name="T13">area</text:span><text:span text:style-name="T21">() </text:span><text:span text:style-name="T9">float64 </text:span><text:span text:style-name="T21">{</text:span><text:line-break/><text:span text:style-name="T21"><text:tab/></text:span><text:span text:style-name="T9">return </text:span><text:span text:style-name="T39">math</text:span><text:span text:style-name="T21">.</text:span><text:span text:style-name="T60">Pi </text:span><text:span text:style-name="T21">* </text:span><text:span text:style-name="T56">cir</text:span><text:span text:style-name="T21">.</text:span><text:span text:style-name="T34">r </text:span><text:span text:style-name="T21">* </text:span><text:span text:style-name="T56">cir</text:span><text:span text:style-name="T21">.</text:span><text:span text:style-name="T34">r</text:span><text:line-break/><text:span text:style-name="T21">}</text:span></text:p>
      <text:p text:style-name="P18"><text:span text:style-name="T34">cir3 </text:span><text:span text:style-name="T21">:= </text:span><text:span text:style-name="T58">Circle</text:span><text:span text:style-name="T21">{</text:span><text:span text:style-name="T51">20</text:span><text:span text:style-name="T21">, </text:span><text:span text:style-name="T51">1</text:span><text:span text:style-name="T21">, </text:span><text:span text:style-name="T51">10</text:span><text:span text:style-name="T21">}</text:span></text:p>
      <text:p text:style-name="P18"><text:span text:style-name="T39">fmt</text:span><text:span text:style-name="T21">.</text:span><text:span text:style-name="T44">Println</text:span><text:span text:style-name="T21">(</text:span><text:span text:style-name="T34">cir3</text:span><text:span text:style-name="T21">.</text:span><text:span text:style-name="T44">area</text:span><text:span text:style-name="T21">())</text:span></text:p>
      <text:p text:style-name="P17"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1:34:48.774455219</meta:creation-date>
    <meta:generator>LibreOffice/7.3.7.2$Linux_X86_64 LibreOffice_project/30$Build-2</meta:generator>
    <dc:date>2023-07-07T17:06:44.646685585</dc:date>
    <meta:editing-duration>PT3H59M58S</meta:editing-duration>
    <meta:editing-cycles>25</meta:editing-cycles>
    <meta:document-statistic meta:table-count="0" meta:image-count="0" meta:object-count="0" meta:page-count="2" meta:paragraph-count="36" meta:word-count="326" meta:character-count="1922" meta:non-whitespace-character-count="1599"/>
  </office:meta>
</office:document-meta>
</file>